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7_08-02-30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7_10-42-20_000.jpg</text:p>
          </table:table-cell>
          <table:table-cell table:style-name="ce20" office:value-type="string">
            <text:p>:m 1*1 RES / 245 / 『不活性結合・不活性分子の活性化』「二酸化炭素固定化の新展開」　鷹野絢、岩澤伸治 / p.154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1*1 RES / 245 / 『不活性結合・不活性分子の活性化』「二酸化炭素固定化の新展開」　鷹野絢、岩澤伸治 / p.154">
            <text:p>:m 1*1 RES / 245 / 『不活性結合・不活性分子の活性化』「二酸化炭素固定化の新展開」　鷹野絢、岩澤伸治 / p.15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7_11-09-24_000.jpg</text:p>
          </table:table-cell>
          <table:table-cell table:style-name="ce16" office:value-type="string">
            <text:p>:m 食べた物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7_14-19-29_000.jpg</text:p>
          </table:table-cell>
          <table:table-cell table:style-name="ce20" office:value-type="string">
            <text:p>:m 1*1 RES / 245 / 『不活性結合・不活性分子の活性化』「二酸化炭素固定化の新展開」　鷹野絢、岩澤伸治 / p.154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1*1 RES / 245 / 『不活性結合・不活性分子の活性化』「二酸化炭素固定化の新展開」　鷹野絢、岩澤伸治 / p.154">
            <text:p>:m 1*1 RES / 245 / 『不活性結合・不活性分子の活性化』「二酸化炭素固定化の新展開」　鷹野絢、岩澤伸治 / p.15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7_14-51-14_000.jpg</text:p>
          </table:table-cell>
          <table:table-cell table:style-name="ce16" office:value-type="string">
            <text:p>:m 災害備蓄 / 入れたもの / トング / 2020-0417-①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災害備蓄 / 入れたもの / トング / 2020-0417-①">
            <text:p>:m 災害備蓄 / 入れたもの / トング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7_14-51-31_000.jpg</text:p>
          </table:table-cell>
          <table:table-cell table:style-name="ce16" office:value-type="string">
            <text:p>:m 災害備蓄 / 入れたもの / ペーパー・ボウル / 16cm x 16枚 / 1p / 2020-0417-①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災害備蓄 / 入れたもの / ペーパー・ボウル / 16cm x 16枚 / 1p / 2020-0417-①">
            <text:p>:m 災害備蓄 / 入れたもの / ペーパー・ボウル / 16cm x 16枚 / 1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7_14-51-44_000.jpg</text:p>
          </table:table-cell>
          <table:table-cell table:style-name="ce16" office:value-type="string">
            <text:p>:m 災害備蓄 / 入れたもの / ペーパー・ボウル / 19cm x 8枚 / 1p / 2020-0417-①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災害備蓄 / 入れたもの / ペーパー・ボウル / 19cm x 8枚 / 1p / 2020-0417-①">
            <text:p>:m 災害備蓄 / 入れたもの / ペーパー・ボウル / 19cm x 8枚 / 1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7_14-52-12_000.jpg</text:p>
          </table:table-cell>
          <table:table-cell table:style-name="ce16" office:value-type="string">
            <text:p>:m 災害備蓄 / 入れたもの / クリアカップ　フタ付き / 420ml x 4 / 1p / 2020-0417-①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災害備蓄 / 入れたもの / クリアカップ　フタ付き / 420ml x 4 / 1p / 2020-0417-①">
            <text:p>:m 災害備蓄 / 入れたもの / クリアカップ　フタ付き / 420ml x 4 / 1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17_14-52-32_000.jpg</text:p>
          </table:table-cell>
          <table:table-cell table:style-name="ce16" office:value-type="string">
            <text:p>:m 災害備蓄 / 入れたもの / クリアホルダ / A4 x 8 / 1p / 2020-0417-①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災害備蓄 / 入れたもの / クリアホルダ / A4 x 8 / 1p / 2020-0417-①">
            <text:p>:m 災害備蓄 / 入れたもの / クリアホルダ / A4 x 8 / 1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17_14-57-31_000.jpg</text:p>
          </table:table-cell>
          <table:table-cell table:style-name="ce16" office:value-type="string">
            <text:p>:m 災害備蓄 / 入れたもの / 割り箸 / 50膳 / 1p / 2020-0417-①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災害備蓄 / 入れたもの / 割り箸 / 50膳 / 1p / 2020-0417-①">
            <text:p>:m 災害備蓄 / 入れたもの / 割り箸 / 50膳 / 1p / 2020-0417-①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17_14-57-38_000.jpg</text:p>
          </table:table-cell>
          <table:table-cell table:style-name="ce16" office:value-type="string">
            <text:p>:m 災害備蓄 / 入れたもの / 割り箸　爪楊枝入り / 20膳 / 1p / 2020-0417-①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m 災害備蓄 / 入れたもの / 割り箸　爪楊枝入り / 20膳 / 1p / 2020-0417-①">
            <text:p>:m 災害備蓄 / 入れたもの / 割り箸　爪楊枝入り / 20膳 / 1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17_14-58-36_000.jpg</text:p>
          </table:table-cell>
          <table:table-cell table:style-name="ce16" office:value-type="string">
            <text:p>:m 災害備蓄 / 入れたもの / ゴミ袋 / １０枚、４５リットル、透明、65x80 / 2p / 2020-0417-①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m 災害備蓄 / 入れたもの / ゴミ袋 / １０枚、４５リットル、透明、65x80 / 2p / 2020-0417-①">
            <text:p>:m 災害備蓄 / 入れたもの / ゴミ袋 / １０枚、４５リットル、透明、65x80 / 2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17_15-04-25_000.jpg</text:p>
          </table:table-cell>
          <table:table-cell table:style-name="ce16" office:value-type="string">
            <text:p>:m 災害備蓄 / 入れたもの / アイマスク、耳栓、セット / 2p / 2020-0417-①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m 災害備蓄 / 入れたもの / アイマスク、耳栓、セット / 2p / 2020-0417-①">
            <text:p>:m 災害備蓄 / 入れたもの / アイマスク、耳栓、セット / 2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4-17_15-05-10_000.jpg</text:p>
          </table:table-cell>
          <table:table-cell table:style-name="ce16" office:value-type="string">
            <text:p>:m 災害備蓄 / 入れたもの / 爪切り / 1p / 2020-0417-①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m 災害備蓄 / 入れたもの / 爪切り / 1p / 2020-0417-①">
            <text:p>:m 災害備蓄 / 入れたもの / 爪切り / 1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4-17_15-05-16_000.jpg</text:p>
          </table:table-cell>
          <table:table-cell table:style-name="ce16" office:value-type="string">
            <text:p>:m 災害備蓄 / 入れたもの / 裁縫セット / 1p / 2020-0417-①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m 災害備蓄 / 入れたもの / 裁縫セット / 1p / 2020-0417-①">
            <text:p>:m 災害備蓄 / 入れたもの / 裁縫セット / 1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4-17_15-06-07_000.jpg</text:p>
          </table:table-cell>
          <table:table-cell table:style-name="ce16" office:value-type="string">
            <text:p>:m 災害備蓄 / 入れたもの / 温湿度計 / 1p / 2020-0417-①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m 災害備蓄 / 入れたもの / 温湿度計 / 1p / 2020-0417-①">
            <text:p>:m 災害備蓄 / 入れたもの / 温湿度計 / 1p / 2020-0417-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4-17_15-06-12_000.jpg</text:p>
          </table:table-cell>
          <table:table-cell table:style-name="ce16" office:value-type="string">
            <text:p>:m 災害備蓄 / 入れたもの / 名札 / ３枚入り、9.2x10.5cm、90cm / 1p / 2020-0417-①</text:p>
          </table:table-cell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string" office:string-value=":m 災害備蓄 / 入れたもの / 名札 / ３枚入り、9.2x10.5cm、90cm / 1p / 2020-0417-①">
            <text:p>:m 災害備蓄 / 入れたもの / 名札 / ３枚入り、9.2x10.5cm、90cm / 1p / 2020-0417-①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4-17_15-08-22_000.jpg</text:p>
          </table:table-cell>
          <table:table-cell table:style-name="ce16" office:value-type="string">
            <text:p>:m 災害備蓄 / 入れたもの / 綿棒 / 180本入り、紙軸 / 2p / 2020-0417-①</text:p>
          </table:table-cell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string" office:string-value=":m 災害備蓄 / 入れたもの / 綿棒 / 180本入り、紙軸 / 2p / 2020-0417-①">
            <text:p>:m 災害備蓄 / 入れたもの / 綿棒 / 180本入り、紙軸 / 2p / 2020-0417-①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4-17_15-08-29_000.jpg</text:p>
          </table:table-cell>
          <table:table-cell table:style-name="ce16" office:value-type="string">
            <text:p>:m 災害備蓄 / 入れたもの / 綿棒 / 130本入り、紙軸、黒色 / 1p / 2020-0417-①</text:p>
          </table:table-cell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string" office:string-value=":m 災害備蓄 / 入れたもの / 綿棒 / 130本入り、紙軸、黒色 / 1p / 2020-0417-①">
            <text:p>:m 災害備蓄 / 入れたもの / 綿棒 / 130本入り、紙軸、黒色 / 1p / 2020-0417-①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4-17_15-10-32_000.jpg</text:p>
          </table:table-cell>
          <table:table-cell table:style-name="ce17" office:value-type="string">
            <text:p>:m 災害備蓄 / 入れたもの / フリーザーバッグ / Lサイズ10枚入り / 1p / 2020-0417-①</text:p>
          </table:table-cell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string" office:string-value=":m 災害備蓄 / 入れたもの / フリーザーバッグ / Lサイズ10枚入り / 1p / 2020-0417-①">
            <text:p>:m 災害備蓄 / 入れたもの / フリーザーバッグ / Lサイズ10枚入り / 1p / 2020-0417-①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4-17_15-11-58_000.jpg</text:p>
          </table:table-cell>
          <table:table-cell table:style-name="ce17" office:value-type="string">
            <text:p>:m 災害備蓄 / 入れたもの / LEDランタン・ライト / 2way、単３、３本 / 1p / 2020-0417-①</text:p>
          </table:table-cell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string" office:string-value=":m 災害備蓄 / 入れたもの / LEDランタン・ライト / 2way、単３、３本 / 1p / 2020-0417-①">
            <text:p>:m 災害備蓄 / 入れたもの / LEDランタン・ライト / 2way、単３、３本 / 1p / 2020-0417-①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4-17_15-12-16_000.jpg</text:p>
          </table:table-cell>
          <table:table-cell table:style-name="ce17" office:value-type="string">
            <text:p>:m 災害備蓄 / 入れたもの / LEDハンディ・ライト / 単３、２本 / 2p / 2020-0417-①</text:p>
          </table:table-cell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string" office:string-value=":m 災害備蓄 / 入れたもの / LEDハンディ・ライト / 単３、２本 / 2p / 2020-0417-①">
            <text:p>:m 災害備蓄 / 入れたもの / LEDハンディ・ライト / 単３、２本 / 2p / 2020-0417-①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4-17_15-20-59_000.jpg</text:p>
          </table:table-cell>
          <table:table-cell table:style-name="ce6" office:value-type="string">
            <text:p>:m 災害備蓄 / 梱包完了＋リスト / 2020-0417-① / ペーパーボウル、手提げ袋、ランタン、他</text:p>
          </table:table-cell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string" office:string-value=":m 災害備蓄 / 梱包完了＋リスト / 2020-0417-① / ペーパーボウル、手提げ袋、ランタン、他">
            <text:p>:m 災害備蓄 / 梱包完了＋リスト / 2020-0417-① / ペーパーボウル、手提げ袋、ランタン、他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4-17_17-37-13_000.jpg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4-17_21-22-19_000.jpg</text:p>
          </table:table-cell>
          <table:table-cell table:style-name="ce23" office:value-type="string">
            <text:p>:m 食べた物</text:p>
          </table:table-cell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4-17_21-22-23_000.jpg</text:p>
          </table:table-cell>
          <table:table-cell table:style-name="ce23" office:value-type="string">
            <text:p>:m 記録 / 身体 / 全身像 / 顔 / 様子 / 楽器演奏中</text:p>
          </table:table-cell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string" office:string-value=":m 記録 / 身体 / 全身像 / 顔 / 様子 / 楽器演奏中">
            <text:p>:m 記録 / 身体 / 全身像 / 顔 / 様子 / 楽器演奏中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4-18_01-32-32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4-18_01-32-47_000.jpg</text:p>
          </table:table-cell>
          <table:table-cell table:style-name="ce16" office:value-type="string">
            <text:p>:m :PHOTO 寝た時刻 / 2020</text:p>
          </table:table-cell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string" office:string-value=":m :PHOTO 寝た時刻 / 2020">
            <text:p>:m :PHOTO 寝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4-18_07-42-48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7_08-26-41_000.mp4</text:p>
          </table:table-cell>
          <table:table-cell table:style-name="ce6" office:value-type="string">
            <text:p>:VIDEO / @自宅 / メモ / kb,keyboard / 演奏、play / k-2020-0417-1 / f-N.n,cp=C-D?</text:p>
          </table:table-cell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string" office:string-value=":VIDEO / @自宅 / メモ / kb,keyboard / 演奏、play / k-2020-0417-1 / f-N.n,cp=C-D?">
            <text:p>:VIDEO / @自宅 / メモ / kb,keyboard / 演奏、play / k-2020-0417-1 / f-N.n,cp=C-D?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17_08-33-31_000.mp4</text:p>
          </table:table-cell>
          <table:table-cell table:style-name="ce6" office:value-type="string">
            <text:p>:VIDEO / @自宅 / メモ / kb,keyboard / 演奏、play / k-2020-0417-2 / f-N,cp=G-D-Em-C(I-V-VIm-IV)</text:p>
          </table:table-cell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string" office:string-value=":VIDEO / @自宅 / メモ / kb,keyboard / 演奏、play / k-2020-0417-2 / f-N,cp=G-D-Em-C(I-V-VIm-IV)">
            <text:p>:VIDEO / @自宅 / メモ / kb,keyboard / 演奏、play / k-2020-0417-2 / f-N,cp=G-D-Em-C(I-V-VIm-IV)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7_18-40-14_000.mp4</text:p>
          </table:table-cell>
          <table:table-cell table:style-name="ce2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7_18-42-08_000.mp4</text:p>
          </table:table-cell>
          <table:table-cell table:style-name="ce6" office:value-type="string">
            <text:p>:VIDEO / @自室 / 記録 / jap.flute / 演奏、play / f-2020-0417-1 / f-N</text:p>
          </table:table-cell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string" office:string-value=":VIDEO / @自室 / 記録 / jap.flute / 演奏、play / f-2020-0417-1 / f-N">
            <text:p>:VIDEO / @自室 / 記録 / jap.flute / 演奏、play / f-2020-0417-1 / f-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2020/04/18</text:date>, <text:time>10:19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8T10:19:52.37</dc:date>
    <dc:creator>iwabuchi ken</dc:creator>
    <meta:editing-duration>P19DT17H9M38S</meta:editing-duration>
    <meta:editing-cycles>7756</meta:editing-cycles>
    <meta:document-statistic meta:table-count="1" meta:cell-count="785" meta:object-count="0"/>
  </office:meta>
</office:document-meta>
</file>